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Manager.createFormDefinition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ormManager.setSourceResolver( SourceResolver source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createFormDefinition( Source sour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DefaultFormManager.setParser( SAXParser pars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createForm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Manager.createFormDefinition( Element formElem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FormManager.setAvalonContext( Context aval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setWidgetDefinitionBuilders( Map widgetDefinitionBui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createForm( String ur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FormManager.getAval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createForm( Element form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FormManager.setCacheManager( CacheManager cach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